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top="0in" fo:margin-bottom="0.1665in" loext:contextual-spacing="false" fo:line-height="100%"/>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indent="-0.25in" style:auto-text-indent="false"/>
    </style:style>
    <style:style style:name="P31" style:family="paragraph" style:parent-style-name="Standard" style:list-style-name="WWNum5">
      <style:paragraph-properties fo:margin-left="0.5in" fo:margin-right="0in" fo:margin-top="0in" fo:margin-bottom="0in" loext:contextual-spacing="false" fo:text-indent="-0.25in" style:auto-text-indent="false"/>
    </style:style>
    <style:style style:name="P32" style:family="paragraph" style:parent-style-name="Standard" style:list-style-name="WWNum6">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0429in" loext:contextual-spacing="false" fo:text-indent="-0.25in" style:auto-text-indent="false"/>
    </style:style>
    <style:style style:name="P34" style:family="paragraph" style:parent-style-name="Standard" style:list-style-name="WWNum6">
      <style:paragraph-properties fo:margin-left="0.5in" fo:margin-right="0in" fo:margin-top="0in" fo:margin-bottom="0.0429in" loext:contextual-spacing="false" fo:text-indent="-0.25in" style:auto-text-indent="false"/>
    </style:style>
    <style:style style:name="P35" style:family="paragraph" style:parent-style-name="Standard" style:list-style-name="WWNum3">
      <style:paragraph-properties fo:margin-left="0.5in" fo:margin-right="0in" fo:text-indent="-0.25in" style:auto-text-indent="false"/>
    </style:style>
    <style:style style:name="P36" style:family="paragraph" style:parent-style-name="Standard" style:list-style-name="WWNum1">
      <style:paragraph-properties fo:margin-left="1in" fo:margin-right="0in" fo:margin-top="0in" fo:margin-bottom="0in" loext:contextual-spacing="false" fo:text-indent="-0.25in" style:auto-text-indent="false"/>
    </style:style>
    <style:style style:name="P37" style:family="paragraph" style:parent-style-name="Standard" style:list-style-name="WWNum2">
      <style:paragraph-properties fo:margin-left="1in" fo:margin-right="0in" fo:margin-top="0in" fo:margin-bottom="0in" loext:contextual-spacing="false" fo:text-indent="-0.25in" style:auto-text-indent="false"/>
    </style:style>
    <style:style style:name="P38" style:family="paragraph" style:parent-style-name="Standard" style:list-style-name="WWNum2">
      <style:paragraph-properties fo:margin-left="1in" fo:margin-right="0in" fo:margin-top="0in" fo:margin-bottom="0.0429in" loext:contextual-spacing="false" fo:text-indent="-0.25in" style:auto-text-indent="false"/>
    </style:style>
    <style:style style:name="P39" style:family="paragraph" style:parent-style-name="Heading_20_1" style:list-style-name="WWNum4">
      <style:paragraph-properties fo:text-align="justify" style:justify-single-word="false"/>
    </style:style>
    <style:style style:name="P40" style:family="paragraph" style:parent-style-name="Heading_20_1" style:list-style-name="WWNum4"/>
    <style:style style:name="P41" style:family="paragraph" style:parent-style-name="Heading_20_1">
      <style:paragraph-properties fo:margin-left="0.3in" fo:margin-right="0in" fo:text-align="justify" style:justify-single-word="false" fo:text-indent="0in" style:auto-text-indent="false"/>
    </style:style>
    <style:style style:name="P42" style:family="paragraph" style:parent-style-name="Heading_20_1" style:list-style-name="WWNum4">
      <style:paragraph-properties fo:margin-top="0.0398in" fo:margin-bottom="0in" loext:contextual-spacing="false"/>
    </style:style>
    <style:style style:name="P43" style:family="paragraph" style:parent-style-name="Heading_20_1" style:list-style-name="WWNum4">
      <style:paragraph-properties fo:margin-top="0in" fo:margin-bottom="0in" loext:contextual-spacing="false"/>
    </style:style>
    <style:style style:name="P44" style:family="paragraph" style:parent-style-name="Heading_20_2" style:list-style-name="WWNum4"/>
    <style:style style:name="P45" style:family="paragraph" style:parent-style-name="Heading_20_2" style:list-style-name="WWNum4">
      <style:paragraph-properties fo:margin-top="0in" fo:margin-bottom="0.0429in" loext:contextual-spacing="false"/>
    </style:style>
    <style:style style:name="P4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fo:font-weight="bold" style:font-weight-asian="bold"/>
    </style:style>
    <style:style style:name="T30"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span text:style-name="T1">Desarrollo Web en Entorno Cliente</text:span><text:span text:style-name="T3"><text:line-break/></text:span><text:span text:style-name="T4">UD 12. Bibliotecas útiles de Javascript</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3"><text:span text:style-name="T6">Actualizado Diciembre 2020</text:span></text:p>
      <text:p text:style-name="P5"/>
      <text:p text:style-name="P4"><text:span text:style-name="T13">Licencia</text:span></text:p>
      <text:p text:style-name="P7"/>
      <text:p text:style-name="P6"><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7">📖 </text:span><text:span text:style-name="T10">Importante</text:span></text:p>
      <text:p text:style-name="P12"><text:soft-page-break/></text:p>
      <text:p text:style-name="P11"><text:span text:style-name="T18">❕</text:span><text:span text:style-name="T11"> </text:span><text:span text:style-name="T10">Atención</text:span></text:p>
      <text:p text:style-name="P12"/>
      <text:p text:style-name="P11"><text:span text:style-name="T12">💬</text:span><text:span text:style-name="T10"> Interesante</text:span></text:p>
      <text:p text:style-name="P41"/>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16">Introducción</text:span></text:a><text:span text:style-name="T16"><text:tab/>3</text:span></text:p>
          <text:p text:style-name="P19"><text:span text:style-name="T21">2. </text:span><text:a xlink:type="simple" xlink:href="#_63w9la2rzwtw" text:style-name="Index_20_Link" text:visited-style-name="Index_20_Link"><text:span text:style-name="T16">CHART.JS</text:span></text:a><text:span text:style-name="T16"><text:tab/>3</text:span></text:p>
          <text:p text:style-name="P19"><text:span text:style-name="T21">3. </text:span><text:a xlink:type="simple" xlink:href="#_tjvw91hmlvof" text:style-name="Index_20_Link" text:visited-style-name="Index_20_Link"><text:span text:style-name="T16">VIS.JS</text:span></text:a><text:span text:style-name="T16"><text:tab/>3</text:span></text:p>
          <text:p text:style-name="P19"><text:span text:style-name="T21">4. </text:span><text:a xlink:type="simple" xlink:href="#_5ivfzjxvi22" text:style-name="Index_20_Link" text:visited-style-name="Index_20_Link"><text:span text:style-name="T16">GMAP.JS</text:span></text:a><text:span text:style-name="T16"><text:tab/>4</text:span></text:p>
          <text:p text:style-name="P19"><text:span text:style-name="T21">5. </text:span><text:a xlink:type="simple" xlink:href="#_iks7otqwwyvn" text:style-name="Index_20_Link" text:visited-style-name="Index_20_Link"><text:span text:style-name="T16">CLEAVE.JS</text:span></text:a><text:span text:style-name="T16"><text:tab/>4</text:span></text:p>
          <text:p text:style-name="P19"><text:span text:style-name="T21">6. </text:span><text:a xlink:type="simple" xlink:href="#_cgflndgi7r0t" text:style-name="Index_20_Link" text:visited-style-name="Index_20_Link"><text:span text:style-name="T16">Traducción (localización) de aplicaciones</text:span></text:a><text:span text:style-name="T16"><text:tab/>4</text:span></text:p>
          <text:p text:style-name="P22"><text:span text:style-name="T21">6.1. </text:span><text:a xlink:type="simple" xlink:href="#_d426budsd204" text:style-name="Index_20_Link" text:visited-style-name="Index_20_Link"><text:span text:style-name="T16">Google Translation y Traslator.js</text:span></text:a><text:span text:style-name="T16"><text:tab/>4</text:span></text:p>
          <text:p text:style-name="P22"><text:span text:style-name="T21">6.2. </text:span><text:a xlink:type="simple" xlink:href="#_iwgoo3s8ijr1" text:style-name="Index_20_Link" text:visited-style-name="Index_20_Link"><text:span text:style-name="T16">jQuery Localization Tool</text:span></text:a><text:span text:style-name="T16"><text:tab/>4</text:span></text:p>
          <text:p text:style-name="P19"><text:span text:style-name="T21">7. </text:span><text:a xlink:type="simple" xlink:href="#_2fs228ds201o" text:style-name="Index_20_Link" text:visited-style-name="Index_20_Link"><text:span text:style-name="T16">Realización de pruebas unitarias en Javascript</text:span></text:a><text:span text:style-name="T16"><text:tab/>5</text:span></text:p>
          <text:p text:style-name="P22"><text:span text:style-name="T21">7.1. </text:span><text:a xlink:type="simple" xlink:href="#_fgub6df2vuw" text:style-name="Index_20_Link" text:visited-style-name="Index_20_Link"><text:span text:style-name="T16">Jest.js</text:span></text:a><text:span text:style-name="T16"><text:tab/>5</text:span></text:p>
          <text:p text:style-name="P22"><text:span text:style-name="T21">7.2. </text:span><text:a xlink:type="simple" xlink:href="#_qureeo8wzoh6" text:style-name="Index_20_Link" text:visited-style-name="Index_20_Link"><text:span text:style-name="T16">Selenium Webdriver</text:span></text:a><text:span text:style-name="T16"><text:tab/>5</text:span></text:p>
          <text:p text:style-name="P22"><text:span text:style-name="T16">7.3. </text:span><text:a xlink:type="simple" xlink:href="#_wev0sn43asbk" text:style-name="Index_20_Link" text:visited-style-name="Index_20_Link"><text:span text:style-name="T16">Otras bibliotecas de pruebas unitarias Qunit.js y Mocha</text:span></text:a><text:span text:style-name="T16"><text:tab/>5</text:span></text:p>
          <text:p text:style-name="P19"><text:span text:style-name="T21">8. </text:span><text:a xlink:type="simple" xlink:href="#_igej1ch1no3v" text:style-name="Index_20_Link" text:visited-style-name="Index_20_Link"><text:span text:style-name="T16">Realidad aumentada</text:span></text:a><text:span text:style-name="T16"><text:tab/>5</text:span></text:p>
          <text:p text:style-name="P22"><text:span text:style-name="T21">8.1. </text:span><text:a xlink:type="simple" xlink:href="#_cquzysakhhix" text:style-name="Index_20_Link" text:visited-style-name="Index_20_Link"><text:span text:style-name="T16">AR.js</text:span></text:a><text:span text:style-name="T16"><text:tab/>5</text:span></text:p>
          <text:p text:style-name="P19"><text:span text:style-name="T21">9. </text:span><text:a xlink:type="simple" xlink:href="#_l71aku60kj1c" text:style-name="Index_20_Link" text:visited-style-name="Index_20_Link"><text:span text:style-name="T16">Otras bibliotecas interesantes</text:span></text:a><text:span text:style-name="T16"><text:tab/>6</text:span></text:p>
          <text:p text:style-name="P19"><text:soft-page-break/><text:span text:style-name="T21">10. </text:span><text:a xlink:type="simple" xlink:href="#_omz9uxva0643" text:style-name="Index_20_Link" text:visited-style-name="Index_20_Link"><text:span text:style-name="T16">Bibliografía</text:span></text:a><text:span text:style-name="T16"><text:tab/>6</text:span></text:p>
          <text:p text:style-name="P20"><text:span text:style-name="T21">11. </text:span><text:a xlink:type="simple" xlink:href="#_g1qlmy5ta6mu" text:style-name="Index_20_Link" text:visited-style-name="Index_20_Link"><text:span text:style-name="T16">Autores (en orden alfabético)</text:span></text:a><text:span text:style-name="T16"><text:tab/>6</text:span></text:p>
        </text:index-body>
      </text:table-of-content>
      <text:p text:style-name="P17"><text:span text:style-name="T22">UD</text:span><text:span text:style-name="T23">12</text:span><text:span text:style-name="T24">.</text:span><text:span text:style-name="T23"> Bibliotecas útiles de Javascript</text:span></text:p>
      <text:list xml:id="list3755353320" text:style-name="WWNum4">
        <text:list-item>
          <text:p text:style-name="P40"><text:bookmark text:name="_ge43nvu7ywtj"/>Introducción</text:p>
        </text:list-item>
      </text:list>
      <text:p text:style-name="Standard">En esta unidad hablaremos de algunas bibliotecas útiles de Javascript para el desarrollo de aplicaciones. No están todas, pero cualquier sugerencia, descubrimiento, etc. podéis comentarlo en el foro.</text:p>
      <text:p text:style-name="Standard">El objetivo de la unidad es conocer las distintas herramientas, ver ejemplos básicos y realizar pequeñas modificaciones. En ningún caso estudiaremos ninguna de las librerías en profundidad.</text:p>
      <text:p text:style-name="Standard">Las que comentaremos son:</text:p>
      <text:p text:style-name="Standard"><text:tab/>• Chart.js <text:a xlink:type="simple" xlink:href="https://www.chartjs.org/" text:style-name="ListLabel_20_46" text:visited-style-name="ListLabel_20_46"><text:span text:style-name="T27">https://www.chartjs.org/</text:span></text:a></text:p>
      <text:p text:style-name="Standard"><text:tab/>• Vis.js <text:a xlink:type="simple" xlink:href="http://visjs.org/" text:style-name="ListLabel_20_46" text:visited-style-name="ListLabel_20_46"><text:span text:style-name="T27">http://visjs.org/</text:span></text:a></text:p>
      <text:p text:style-name="Standard"><text:tab/>• gmaps <text:a xlink:type="simple" xlink:href="https://hpneo.github.io/gmaps/" text:style-name="ListLabel_20_46" text:visited-style-name="ListLabel_20_46"><text:span text:style-name="T27">https://hpneo.github.io/gmaps/</text:span></text:a></text:p>
      <text:p text:style-name="Standard"><text:tab/>• Cleave.js <text:a xlink:type="simple" xlink:href="http://nosir.github.io/cleave.js/" text:style-name="ListLabel_20_46" text:visited-style-name="ListLabel_20_46"><text:span text:style-name="T27">http://nosir.github.io/cleave.js/</text:span></text:a></text:p>
      <text:p text:style-name="Standard"><text:tab/>• jQuery Localization Tool <text:a xlink:type="simple" xlink:href="http://darksmo.github.io/jquery-localization-tool/" text:style-name="ListLabel_20_46" text:visited-style-name="ListLabel_20_46"><text:span text:style-name="T27">http://darksmo.github.io/jquery-localization-tool/</text:span></text:a></text:p>
      <text:p text:style-name="Standard"><text:tab/>• Translate.js <text:a xlink:type="simple" xlink:href="http://www.openxrest.com/translatejs/" text:style-name="ListLabel_20_46" text:visited-style-name="ListLabel_20_46"><text:span text:style-name="T27">http://www.openxrest.com/translatejs/</text:span></text:a></text:p>
      <text:p text:style-name="Standard"><text:tab/>• Translator.js (Google) <text:a xlink:type="simple" xlink:href="https://github.com/muaz-khan/Translator" text:style-name="ListLabel_20_46" text:visited-style-name="ListLabel_20_46"><text:span text:style-name="T27">https://github.com/muaz-khan/Translator</text:span></text:a></text:p>
      <text:p text:style-name="Standard"><text:tab/>• AR.js <text:a xlink:type="simple" xlink:href="https://github.com/AR-js-org/AR.js" text:style-name="ListLabel_20_46" text:visited-style-name="ListLabel_20_46"><text:span text:style-name="T27">https://github.com/AR-js-org/AR.js</text:span></text:a></text:p>
      <text:p text:style-name="Standard">Además hablaremos de bibliotecas para hacer pruebas unitarias con Qunit, Jest o Mocha.</text:p>
      <text:list xml:id="list112345964481486" text:continue-numbering="true" text:style-name="WWNum4">
        <text:list-item>
          <text:p text:style-name="P40"><text:bookmark text:name="_63w9la2rzwtw"/>CHART.JS</text:p>
        </text:list-item>
      </text:list>
      <text:p text:style-name="P23">Chart.js es una biblioteca especializada en la generación de gráficos a partir de datos. Nos permite generar gráficos de muchos tipos (barras, áreas, líneas, etc.).</text:p>
      <text:p text:style-name="P24">Su web oficial es<text:a xlink:type="simple" xlink:href="https://www.chartjs.org/" text:style-name="ListLabel_20_47" text:visited-style-name="ListLabel_20_47"> </text:a><text:a xlink:type="simple" xlink:href="https://www.chartjs.org/" text:style-name="ListLabel_20_46" text:visited-style-name="ListLabel_20_46"><text:span text:style-name="T27">https://www.chartjs.org/</text:span></text:a>. Podéis encontrar de ejemplos de Chart en <text:s/><text:a xlink:type="simple" xlink:href="https://code.tutsplus.com/es/tutorials/getting-started-with-chartjs-line-and-bar-charts--cms-28384" text:style-name="ListLabel_20_46" text:visited-style-name="ListLabel_20_46"><text:span text:style-name="T27">https://code.tutsplus.com/es/tutorials/getting-started-with-chartjs-line-and-bar-charts--cms-28</text:span></text:a> </text:p>
      <text:p text:style-name="P24">En la unidad se adjuntan varios ejemplos comentados de esta biblioteca.</text:p>
      <text:list xml:id="list112346318554830" text:continue-numbering="true" text:style-name="WWNum4">
        <text:list-item>
          <text:p text:style-name="P40"><text:bookmark text:name="_tjvw91hmlvof"/>VIS.JS</text:p>
        </text:list-item>
      </text:list>
      <text:p text:style-name="P23">Vis.js es una biblioteca especializada en representaciones gráficas. No solo en gráficas típicas para visualizar datos, sino que se incluyen líneas de tiempo, grafos, etc.</text:p>
      <text:p text:style-name="P24">Su web oficial es<text:a xlink:type="simple" xlink:href="http://visjs.org/" text:style-name="ListLabel_20_47" text:visited-style-name="ListLabel_20_47"> </text:a><text:a xlink:type="simple" xlink:href="http://visjs.org/" text:style-name="ListLabel_20_46" text:visited-style-name="ListLabel_20_46"><text:span text:style-name="T27">http://visjs.org/</text:span></text:a> y en Github<text:a xlink:type="simple" xlink:href="https://github.com/almende/vis" text:style-name="ListLabel_20_47" text:visited-style-name="ListLabel_20_47"> </text:a><text:a xlink:type="simple" xlink:href="https://github.com/almende/vis" text:style-name="ListLabel_20_46" text:visited-style-name="ListLabel_20_46"><text:span text:style-name="T27">https://github.com/almende/vis</text:span></text:a></text:p>
      <text:p text:style-name="P24"><text:soft-page-break/>En su web oficial disponéis de gran cantidad de ejemplos.</text:p>
      <text:p text:style-name="P24">En la unidad se adjuntan varios ejemplos comentados de esta biblioteca.</text:p>
      <text:p text:style-name="P24"/>
      <text:p text:style-name="Standard"/>
      <text:list xml:id="list112346522475829" text:continue-numbering="true" text:style-name="WWNum4">
        <text:list-item>
          <text:p text:style-name="P40"><text:bookmark text:name="_5ivfzjxvi22"/>GMAP.JS</text:p>
        </text:list-item>
      </text:list>
      <text:p text:style-name="Standard">Gmaps.js es una biblioteca de Javascript que facilita el uso de la API de Google Maps. </text:p>
      <text:p text:style-name="Standard">Dicha biblioteca es externa a Google. Recordamos que la mayoría de acciones sobre la API de Google Maps requieren el uso de una API Key.</text:p>
      <text:p text:style-name="Standard">La API de Google Maps es esta</text:p>
      <text:p text:style-name="Standard"><text:a xlink:type="simple" xlink:href="https://enterprise.google.com/intl/es-419/maps/products/mapsapi.html" text:style-name="ListLabel_20_46" text:visited-style-name="ListLabel_20_46"><text:span text:style-name="T27">https://enterprise.google.com/intl/es-419/maps/products/mapsapi.html</text:span></text:a></text:p>
      <text:p text:style-name="Standard">La biblioteca de Javascript Gmaps está disponible para su descarga en <text:s/><text:a xlink:type="simple" xlink:href="https://hpneo.github.io/gmaps/" text:style-name="ListLabel_20_46" text:visited-style-name="ListLabel_20_46"><text:span text:style-name="T27">https://hpneo.github.io/gmaps/</text:span></text:a> junto con multitud de ejemplos de uso.</text:p>
      <text:p text:style-name="Standard">Su enlace a Github es <text:a xlink:type="simple" xlink:href="https://github.com/hpneo/gmaps" text:style-name="ListLabel_20_46" text:visited-style-name="ListLabel_20_46"><text:span text:style-name="T27">https://github.com/hpneo/gmaps</text:span></text:a></text:p>
      <text:p text:style-name="P24">En la unidad se adjuntan varios ejemplos comentados de esta biblioteca.</text:p>
      <text:list xml:id="list112346712948920" text:continue-numbering="true" text:style-name="WWNum4">
        <text:list-item>
          <text:p text:style-name="P40"><text:bookmark text:name="_iks7otqwwyvn"/>CLEAVE.JS</text:p>
        </text:list-item>
      </text:list>
      <text:p text:style-name="Standard">Cleave.js es una biblioteca de Javascript que permite formatear de manera dinámica lo que el usuario introduce en las cajas de tipo &lt;input&gt; (meter delimitadores, detectar tarjeta de crédito, prefijos, sufijos, etc.).</text:p>
      <text:p text:style-name="Standard">Su web oficial <text:a xlink:type="simple" xlink:href="https://nosir.github.io/cleave.js/" text:style-name="ListLabel_20_46" text:visited-style-name="ListLabel_20_46"><text:span text:style-name="T27">https://nosir.github.io/cleave.js/</text:span></text:a> la cual incluye multitud de ejemplos.</text:p>
      <text:p text:style-name="P24">En la unidad se adjunta un ejemplo comentado de esta biblioteca.</text:p>
      <text:list xml:id="list112347189986333" text:continue-numbering="true" text:style-name="WWNum4">
        <text:list-item>
          <text:p text:style-name="P42"><text:bookmark text:name="_cgflndgi7r0t"/>Traducción (localización) de aplicaciones</text:p>
          <text:list>
            <text:list-item>
              <text:p text:style-name="P45"><text:bookmark text:name="_d426budsd204"/>Google Translation y Traslator.js</text:p>
            </text:list-item>
          </text:list>
        </text:list-item>
      </text:list>
      <text:p text:style-name="Standard">Los plugins anteriores no realizan traducciones automáticamente, sino que se basan en traducciones que introduce el creador de la aplicación.</text:p>
      <text:p text:style-name="Standard">Para traducciones automáticas existen plataformas como la API de Google Translation <text:a xlink:type="simple" xlink:href="https://cloud.google.com/translate/docs/?csw=1" text:style-name="ListLabel_20_46" text:visited-style-name="ListLabel_20_46"><text:span text:style-name="T27">https://cloud.google.com/translate/docs/?csw=1</text:span></text:a> e incluso una herramienta que hace uso de esta API y otras llamada Translator.js <text:a xlink:type="simple" xlink:href="https://github.com/muaz-khan/Translator" text:style-name="ListLabel_20_46" text:visited-style-name="ListLabel_20_46"><text:span text:style-name="T27">https://github.com/muaz-khan/Translator</text:span></text:a></text:p>
      <text:p text:style-name="Standard">Aquí ejemplos de uso de la API de Google Translation</text:p>
      <text:p text:style-name="Standard"><text:soft-page-break/><text:a xlink:type="simple" xlink:href="https://developers.google.com/api-client-library/javascript/samples/samples" text:style-name="ListLabel_20_46" text:visited-style-name="ListLabel_20_46"><text:span text:style-name="T27">https://developers.google.com/api-client-library/javascript/samples/samples</text:span></text:a></text:p>
      <text:list xml:id="list112345925561881" text:continue-numbering="true" text:style-name="WWNum4">
        <text:list-item>
          <text:list>
            <text:list-item>
              <text:p text:style-name="P44"><text:bookmark text:name="_iwgoo3s8ijr1"/>jQuery Localization Tool</text:p>
            </text:list-item>
          </text:list>
        </text:list-item>
      </text:list>
      <text:p text:style-name="Standard">jQuery Localization Tool es un plugin de jQuery para facilitar la traducción de sitios web.</text:p>
      <text:p text:style-name="Standard">Su página oficial es <text:a xlink:type="simple" xlink:href="http://darksmo.github.io/jquery-localization-tool/" text:style-name="ListLabel_20_46" text:visited-style-name="ListLabel_20_46"><text:span text:style-name="T27">http://darksmo.github.io/jquery-localization-tool/</text:span></text:a> y su enlace a Github es <text:a xlink:type="simple" xlink:href="https://github.com/darksmo/jquery-localization-tool" text:style-name="ListLabel_20_46" text:visited-style-name="ListLabel_20_46"><text:span text:style-name="T27">https://github.com/darksmo/jquery-localization-tool</text:span></text:a></text:p>
      <text:p text:style-name="Standard"/>
      <text:p text:style-name="Standard"/>
      <text:p text:style-name="Standard"/>
      <text:p text:style-name="Standard"/>
      <text:list xml:id="list112346276661619" text:continue-numbering="true" text:style-name="WWNum4">
        <text:list-item>
          <text:p text:style-name="P42"><text:bookmark text:name="_2fs228ds201o"/>Realización de pruebas unitarias en Javascript</text:p>
          <text:list>
            <text:list-item>
              <text:p text:style-name="P45"><text:bookmark text:name="_fgub6df2vuw"/>Jest.js</text:p>
            </text:list-item>
          </text:list>
        </text:list-item>
      </text:list>
      <text:p text:style-name="Standard">Jest es una biblioteca para realizar pruebas unitarias. Su web oficial es <text:a xlink:type="simple" xlink:href="https://jestjs.io/" text:style-name="ListLabel_20_46" text:visited-style-name="ListLabel_20_46"><text:span text:style-name="T27">https://jestjs.io/</text:span></text:a></text:p>
      <text:p text:style-name="P24">En su documentación oficial hay multitud de ejemplos de como comenzar a utilizar Jest <text:a xlink:type="simple" xlink:href="https://jestjs.io/docs/es-ES/getting-started" text:style-name="ListLabel_20_46" text:visited-style-name="ListLabel_20_46"><text:span text:style-name="T27">https://jestjs.io/docs/es-ES/getting-started</text:span></text:a></text:p>
      <text:p text:style-name="P24">A título particular, para los test unitarios recomiendo usar Jest por su sencillez y potencia.</text:p>
      <text:p text:style-name="P24">En la unidad se adjunta un ejemplo comentado de esta biblioteca. En este caso, para hacer las pruebas unitarias, se ha modificado en “package.json”, incluyendo en el “script” llamado “test” simplemente la orden “jest”.</text:p>
      <text:p text:style-name="P24">La aplicación propuesta funciona de forma habitual <text:span text:style-name="T29">“npm run server”</text:span>, pero si queremos hacer test unitarios, simplemente lanzamos <text:span text:style-name="T29">“npm run test”</text:span>.</text:p>
      <text:list xml:id="list112345945843224" text:continue-numbering="true" text:style-name="WWNum4">
        <text:list-item>
          <text:list>
            <text:list-item>
              <text:p text:style-name="P44"><text:bookmark text:name="_qureeo8wzoh6"/>Selenium Webdriver</text:p>
            </text:list-item>
          </text:list>
        </text:list-item>
      </text:list>
      <text:p text:style-name="P21">Aunque no es una biblioteca en sí, aprovechamos para comentar su existencia y que el alumno la conozca. Selenium Webdriver es un software que permite realizar y programar pruebas de una aplicación web interactuando desde el propio navegador de forma programada.</text:p>
      <text:p text:style-name="P21">Toda la información oficial en <text:a xlink:type="simple" xlink:href="https://www.selenium.dev/documentation/en/webdriver/" text:style-name="ListLabel_20_46" text:visited-style-name="ListLabel_20_46"><text:span text:style-name="T27">https://www.selenium.dev/documentation/en/webdriver/</text:span></text:a></text:p>
      <text:p text:style-name="P21"/>
      <text:p text:style-name="P21">En este enlace podéis ver un tutorial de su uso</text:p>
      <text:p text:style-name="P21"><text:a xlink:type="simple" xlink:href="https://www.ionos.es/digitalguide/paginas-web/desarrollo-web/tutorial-de-selenium-webdriver" text:style-name="ListLabel_20_46" text:visited-style-name="ListLabel_20_46"><text:span text:style-name="T27">https://www.ionos.es/digitalguide/paginas-web/desarrollo-web/tutorial-de-selenium-webdriver</text:span></text:a></text:p>
      <text:list xml:id="list112346882089711" text:continue-numbering="true" text:style-name="WWNum4">
        <text:list-item>
          <text:list>
            <text:list-item>
              <text:p text:style-name="P44"><text:bookmark text:name="_wev0sn43asbk"/><text:soft-page-break/>Otras bibliotecas de pruebas unitarias Qunit.js y Mocha</text:p>
            </text:list-item>
          </text:list>
        </text:list-item>
      </text:list>
      <text:p text:style-name="Standard">Qunit y Mocha son otras bibliotecas que nos ayudan a realizar pruebas unitarias en nuestro código Javascript. </text:p>
      <text:p text:style-name="Standard">Su webs oficiales son:</text:p>
      <text:list xml:id="list2861007980" text:style-name="WWNum1">
        <text:list-item>
          <text:p text:style-name="P25"><text:a xlink:type="simple" xlink:href="https://qunitjs.com/" text:style-name="ListLabel_20_46" text:visited-style-name="ListLabel_20_46"><text:span text:style-name="T27">https://qunitjs.com/</text:span></text:a> <text:s/></text:p>
          <text:list>
            <text:list-item>
              <text:p text:style-name="P36">Existen gran cantidad de ejemplos disponibles en <text:a xlink:type="simple" xlink:href="https://qunitjs.com/cookbook/" text:style-name="ListLabel_20_46" text:visited-style-name="ListLabel_20_46"><text:span text:style-name="T27">https://qunitjs.com/cookbook/</text:span></text:a></text:p>
            </text:list-item>
          </text:list>
        </text:list-item>
        <text:list-item>
          <text:p text:style-name="P29"><text:a xlink:type="simple" xlink:href="https://mochajs.org/" text:style-name="ListLabel_20_46" text:visited-style-name="ListLabel_20_46"><text:span text:style-name="T27">https://mochajs.org/</text:span></text:a></text:p>
        </text:list-item>
      </text:list>
      <text:list xml:id="list112347666182582" text:continue-list="list112346882089711" text:style-name="WWNum4">
        <text:list-item>
          <text:p text:style-name="P43"><text:bookmark text:name="_igej1ch1no3v"/>Realidad aumentada</text:p>
          <text:list>
            <text:list-item>
              <text:p text:style-name="P45"><text:bookmark text:name="_cquzysakhhix"/>AR.js</text:p>
            </text:list-item>
          </text:list>
        </text:list-item>
      </text:list>
      <text:p text:style-name="Standard">AR.js es una biblioteca ligera para implementar realidad aumentada usando Javascript utilizando tanto marcadores como localizaciones. <text:a xlink:type="simple" xlink:href="https://github.com/AR-js-org/AR.js" text:style-name="ListLabel_20_46" text:visited-style-name="ListLabel_20_46"><text:span text:style-name="T27">https://github.com/AR-js-org/AR.js</text:span></text:a></text:p>
      <text:p text:style-name="Standard">Se puede probar de manera sencilla de la siguiente forma:</text:p>
      <text:p text:style-name="Standard"><text:tab/>1. Abre en un navegador de escritorio, móvil o imprime esta imagen marcadora.</text:p>
      <text:p text:style-name="Standard"><text:tab/>2. Abre esta aplicación de realidad aumentada en tu teléfono y apunta a tu pantalla.</text:p>
      <text:p text:style-name="Standard">Aquí está disponible un enlace explicado para ver el funcionamiento. <text:s/>El ejemplo es sencillo de entender y consta tan solo de 10 líneas </text:p>
      <text:p text:style-name="Standard"><text:a xlink:type="simple" xlink:href="https://medium.com/arjs/augmented-reality-in-10-lines-of-html-4e193ea9fdbf" text:style-name="ListLabel_20_46" text:visited-style-name="ListLabel_20_46"><text:span text:style-name="T27">https://medium.com/arjs/augmented-reality-in-10-lines-of-html-4e193ea9fdbf</text:span></text:a></text:p>
      <text:p text:style-name="P24">En la unidad se adjunta un ejemplo comentado de esta biblioteca.</text:p>
      <text:p text:style-name="Standard">Podéis ver gran cantidad de ejemplos de uso de la biblioteca en su documentación oficial <text:a xlink:type="simple" xlink:href="https://ar-js-org.github.io/AR.js-Docs/" text:style-name="ListLabel_20_46" text:visited-style-name="ListLabel_20_46"><text:span text:style-name="T27">https://ar-js-org.github.io/AR.js-Docs/</text:span></text:a></text:p>
      <text:p text:style-name="Standard"/>
      <text:p text:style-name="Standard">Otros enlaces para conocer algunas de las posibilidades que nos ofrece esta biblioteca:</text:p>
      <text:list xml:id="list1487783655" text:style-name="WWNum2">
        <text:list-item>
          <text:p text:style-name="P26">Realidad aumentada basada en marcadores:</text:p>
          <text:list>
            <text:list-item>
              <text:p text:style-name="P37"><text:a xlink:type="simple" xlink:href="https://medium.com/swlh/ar-js-the-simplest-way-to-get-cross-browser-augmented-reality-on-the-web-10cbc721debc" text:style-name="ListLabel_20_46" text:visited-style-name="ListLabel_20_46"><text:span text:style-name="T27">https://medium.com/swlh/ar-js-the-simplest-way-to-get-cross-browser-augmented-reality-on-the-web-10cbc721debc</text:span></text:a></text:p>
            </text:list-item>
          </text:list>
        </text:list-item>
        <text:list-item>
          <text:p text:style-name="P30">Realidad aumentada basada en localizaciones: </text:p>
          <text:list>
            <text:list-item>
              <text:p text:style-name="P38"><text:soft-page-break/><text:a xlink:type="simple" xlink:href="https://medium.com/chialab-open-source/location-based-gps-augmented-reality-on-the-web-7a540c515b3c" text:style-name="ListLabel_20_46" text:visited-style-name="ListLabel_20_46"><text:span text:style-name="T27">https://medium.com/chialab-open-source/location-based-gps-augmented-reality-on-the-web-7a540c515b3c</text:span></text:a></text:p>
            </text:list-item>
          </text:list>
        </text:list-item>
      </text:list>
      <text:p text:style-name="Standard"/>
      <text:list xml:id="list112345685931747" text:continue-list="list112347666182582" text:style-name="WWNum4">
        <text:list-item>
          <text:p text:style-name="P40"><text:bookmark text:name="_l71aku60kj1c"/>Otras bibliotecas interesantes</text:p>
        </text:list-item>
      </text:list>
      <text:p text:style-name="Standard">A continuación presentamos enlaces a otras bibliotecas de Javascript interesantes.:</text:p>
      <text:list xml:id="list1088331192" text:style-name="WWNum5">
        <text:list-item>
          <text:p text:style-name="P27">Moment.js para la gestión de fechas <text:a xlink:type="simple" xlink:href="https://momentjs.com/" text:style-name="ListLabel_20_46" text:visited-style-name="ListLabel_20_46"><text:span text:style-name="T27">https://momentjs.com/</text:span></text:a></text:p>
        </text:list-item>
        <text:list-item>
          <text:p text:style-name="P31">Require.js permite modularizar aplicaciones Javascript <text:a xlink:type="simple" xlink:href="https://requirejs.org/" text:style-name="ListLabel_20_46" text:visited-style-name="ListLabel_20_46"><text:span text:style-name="T27">https://requirejs.org/</text:span></text:a></text:p>
        </text:list-item>
        <text:list-item>
          <text:p text:style-name="P33">TaffyDB para operar localmente en Javascript con sintaxis SQL http://taffydb.com/</text:p>
        </text:list-item>
      </text:list>
      <text:p text:style-name="Standard">Mención aparte merecen las bibliotecas de programación reactiva como:</text:p>
      <text:list xml:id="list374673679" text:style-name="WWNum6">
        <text:list-item>
          <text:p text:style-name="P28">Angular <text:a xlink:type="simple" xlink:href="https://angular.io/" text:style-name="ListLabel_20_46" text:visited-style-name="ListLabel_20_46"><text:span text:style-name="T27">https://angular.io/</text:span></text:a></text:p>
        </text:list-item>
        <text:list-item>
          <text:p text:style-name="P32">React <text:a xlink:type="simple" xlink:href="https://reactjs.org/" text:style-name="ListLabel_20_46" text:visited-style-name="ListLabel_20_46"><text:span text:style-name="T27">https://reactjs.org/</text:span></text:a></text:p>
        </text:list-item>
        <text:list-item>
          <text:p text:style-name="P34">Vue <text:a xlink:type="simple" xlink:href="https://vuejs.org/" text:style-name="ListLabel_20_46" text:visited-style-name="ListLabel_20_46"><text:span text:style-name="T27">https://vuejs.org/</text:span></text:a></text:p>
        </text:list-item>
      </text:list>
      <text:p text:style-name="Standard">En temas posteriores trataremos en mayor detalle el uso de Vue.</text:p>
      <text:list xml:id="list112347286577471" text:continue-list="list112345685931747" text:style-name="WWNum4">
        <text:list-item>
          <text:p text:style-name="P40"><text:bookmark text:name="_omz9uxva0643"/>Bibliografía</text:p>
        </text:list-item>
      </text:list>
      <text:p text:style-name="Standard"><text:span text:style-name="T30">[1] </text:span>Javascript Mozilla Developer <text:a xlink:type="simple" xlink:href="https://developer.mozilla.org/es/docs/Web/JavaScript" text:style-name="ListLabel_20_46" text:visited-style-name="ListLabel_20_46"><text:span text:style-name="T27">https://developer.mozilla.org/es/docs/Web/JavaScript</text:span></text:a></text:p>
      <text:p text:style-name="Standard">[2] Javascript ES6 W3C <text:a xlink:type="simple" xlink:href="https://www.w3schools.com/js/js_es6.asp" text:style-name="ListLabel_20_46" text:visited-style-name="ListLabel_20_46"><text:span text:style-name="T27">https://www.w3schools.com/js/js_es6.asp</text:span></text:a></text:p>
      <text:list xml:id="list112347390785264" text:continue-numbering="true" text:style-name="WWNum4">
        <text:list-item>
          <text:p text:style-name="P39"><text:bookmark text:name="_g1qlmy5ta6mu"/>Autores (en orden alfabético)</text:p>
        </text:list-item>
      </text:list>
      <text:p text:style-name="P21">A continuación ofrecemos en orden alfabético el listado de autores que han hecho aportaciones a este documento:</text:p>
      <text:list xml:id="list3784225897" text:style-name="WWNum3">
        <text:list-item>
          <text:p text:style-name="P35">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ListLabel_20_47" style:display-name="ListLabel 4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text:span><text:span text:style-name="MT2">12</text:span><text:span text:style-name="MT1">.</text:span><text:span text:style-name="MT2"> Bibliotecas útiles de Javascript</text:span></text:p>
      </style:header>
      <style:footer>
        <text:p text:style-name="MP2"><text:span text:style-name="MT1">CFGS. Desarrollo de Aplicaciones W</text:span><text:span text:style-name="MT2">eb</text:span><text:span text:style-name="MT1"><text:tab/><text:tab/></text:span><text:span text:style-name="MT2">UD12 - Página</text:span><text:span text:style-name="MT1">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123" meta:word-count="1096" meta:character-count="8357" meta:non-whitespace-character-count="7379"/>
    <meta:generator>LibreOfficeDev/6.0.5.2$Linux_X86_64 LibreOffice_project/</meta:generator>
  </office:meta>
</office:document-meta>
</file>